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officeooo:rsid="001b1ae5" officeooo:paragraph-rsid="001b1ae5"/>
    </style:style>
    <style:style style:name="P6" style:family="paragraph" style:parent-style-name="Standard">
      <style:text-properties officeooo:rsid="001c15ef" officeooo:paragraph-rsid="001c15ef"/>
    </style:style>
    <style:style style:name="P7" style:family="paragraph" style:parent-style-name="Standard">
      <style:text-properties officeooo:rsid="001c15ef" officeooo:paragraph-rsid="001c7570"/>
    </style:style>
    <style:style style:name="P8" style:family="paragraph" style:parent-style-name="Standard">
      <style:text-properties officeooo:rsid="001c7570" officeooo:paragraph-rsid="001c7570"/>
    </style:style>
    <style:style style:name="P9" style:family="paragraph" style:parent-style-name="Standard">
      <style:text-properties style:use-window-font-color="true" officeooo:rsid="001c7570" officeooo:paragraph-rsid="001c7570" fo:background-color="transparent"/>
    </style:style>
    <style:style style:name="P10" style:family="paragraph" style:parent-style-name="Standard">
      <style:text-properties style:use-window-font-color="true" officeooo:rsid="001c15ef" officeooo:paragraph-rsid="001c15ef" fo:background-color="transparent"/>
    </style:style>
    <style:style style:name="P11" style:family="paragraph" style:parent-style-name="Standard">
      <style:text-properties style:use-window-font-color="true" officeooo:rsid="001cd0c1" officeooo:paragraph-rsid="001cd0c1" fo:background-color="transparent"/>
    </style:style>
    <style:style style:name="P12" style:family="paragraph" style:parent-style-name="Standard">
      <style:text-properties style:use-window-font-color="true" officeooo:rsid="00184cae" officeooo:paragraph-rsid="00184cae" fo:background-color="transparent"/>
    </style:style>
    <style:style style:name="P13" style:family="paragraph" style:parent-style-name="Standard">
      <style:text-properties style:use-window-font-color="true" officeooo:rsid="001d18bc" officeooo:paragraph-rsid="001d18bc" fo:background-color="transparent"/>
    </style:style>
    <style:style style:name="P14" style:family="paragraph" style:parent-style-name="Standard">
      <style:text-properties style:use-window-font-color="true" officeooo:rsid="001f1062" officeooo:paragraph-rsid="001f1062" fo:background-color="transparent"/>
    </style:style>
    <style:style style:name="P15" style:family="paragraph" style:parent-style-name="Standard">
      <style:text-properties style:use-window-font-color="true" officeooo:rsid="00201bb2" officeooo:paragraph-rsid="00201bb2" fo:background-color="transparent"/>
    </style:style>
    <style:style style:name="P16" style:family="paragraph" style:parent-style-name="Standard">
      <style:text-properties style:use-window-font-color="true" officeooo:rsid="0021bcb9" officeooo:paragraph-rsid="0021bcb9" fo:background-color="transparent"/>
    </style:style>
    <style:style style:name="P17" style:family="paragraph" style:parent-style-name="Standard">
      <style:text-properties style:use-window-font-color="true" officeooo:rsid="00227e99" officeooo:paragraph-rsid="00227e99" fo:background-color="transparent"/>
    </style:style>
    <style:style style:name="P18" style:family="paragraph" style:parent-style-name="Standard">
      <style:text-properties style:use-window-font-color="true" officeooo:rsid="002384c6" officeooo:paragraph-rsid="002384c6" fo:background-color="transparent"/>
    </style:style>
    <style:style style:name="P19" style:family="paragraph" style:parent-style-name="Standard">
      <style:text-properties style:use-window-font-color="true" officeooo:rsid="00247a81" officeooo:paragraph-rsid="00247a81" fo:background-color="transparent"/>
    </style:style>
    <style:style style:name="P20" style:family="paragraph" style:parent-style-name="Standard">
      <style:text-properties style:use-window-font-color="true" officeooo:rsid="00247a81" officeooo:paragraph-rsid="0025e893" fo:background-color="transparent"/>
    </style:style>
    <style:style style:name="P21" style:family="paragraph" style:parent-style-name="Standard">
      <style:text-properties style:use-window-font-color="true" officeooo:rsid="00269d32" officeooo:paragraph-rsid="00269d32" fo:background-color="transparent"/>
    </style:style>
    <style:style style:name="P22" style:family="paragraph" style:parent-style-name="Standard">
      <style:text-properties style:use-window-font-color="true" officeooo:rsid="00286f56" officeooo:paragraph-rsid="00286f56" fo:background-color="transparent"/>
    </style:style>
    <style:style style:name="P23" style:family="paragraph" style:parent-style-name="Standard">
      <style:text-properties style:use-window-font-color="true" style:font-name="FreeMono" fo:font-size="13pt" fo:font-weight="bold" officeooo:rsid="00196765" officeooo:paragraph-rsid="00196765" style:font-size-asian="13pt" style:font-weight-asian="bold" style:font-size-complex="13pt" style:font-weight-complex="bold"/>
    </style:style>
    <style:style style:name="P24" style:family="paragraph" style:parent-style-name="Standard">
      <style:text-properties style:use-window-font-color="true" style:font-name="FreeMono" fo:font-size="13pt" fo:font-weight="bold" officeooo:rsid="00196765" officeooo:paragraph-rsid="001a3cb2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FreeMono" fo:font-size="13pt" fo:font-weight="bold" officeooo:rsid="00184cae" officeooo:paragraph-rsid="00184cae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style:font-name="FreeMono" fo:font-size="13pt" fo:font-weight="bold" officeooo:rsid="00184cae" officeooo:paragraph-rsid="001a3cb2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style:font-name="FreeMono" fo:font-size="13pt" fo:font-weight="bold" officeooo:rsid="00227e99" officeooo:paragraph-rsid="00227e9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text-properties style:use-window-font-color="true" fo:font-weight="normal" officeooo:rsid="00286f56" officeooo:paragraph-rsid="00286f56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292d60" officeooo:paragraph-rsid="00292d60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84cae" officeooo:paragraph-rsid="00184cae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2c1ab8" officeooo:paragraph-rsid="002c1ab8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247a81" officeooo:paragraph-rsid="00247a81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25e893" officeooo:paragraph-rsid="0025e893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2c4cad" officeooo:paragraph-rsid="002c4cad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2c9a76" officeooo:paragraph-rsid="002c9a76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fo:font-size="16pt" fo:font-weight="bold" officeooo:rsid="001f1062" officeooo:paragraph-rsid="001f1062" fo:background-color="transparent" style:font-size-asian="16pt" style:font-weight-asian="bold" style:font-size-complex="16pt" style:font-weight-complex="bold"/>
    </style:style>
    <style:style style:name="P37" style:family="paragraph" style:parent-style-name="Standard">
      <style:text-properties style:use-window-font-color="true" fo:font-size="16pt" fo:font-weight="bold" officeooo:rsid="0021bcb9" officeooo:paragraph-rsid="0021bcb9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style:use-window-font-color="true" fo:font-size="16pt" fo:font-weight="bold" officeooo:rsid="002c1ab8" officeooo:paragraph-rsid="002c1ab8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style:use-window-font-color="true" fo:font-size="10pt" officeooo:rsid="00184cae" officeooo:paragraph-rsid="00184cae" fo:background-color="transparent" style:font-size-asian="10pt" style:font-size-complex="10pt"/>
    </style:style>
    <style:style style:name="P40" style:family="paragraph" style:parent-style-name="Standard">
      <style:text-properties officeooo:paragraph-rsid="00201bb2"/>
    </style:style>
    <style:style style:name="P41" style:family="paragraph" style:parent-style-name="Standard">
      <style:paragraph-properties style:line-height-at-least="0.503cm"/>
      <style:text-properties fo:color="#168253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168253" style:font-name="DejaVu Sans Mono" fo:font-size="10pt" fo:font-weight="bold" officeooo:rsid="00269d32" officeooo:paragraph-rsid="00395ff6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text-properties fo:color="#168253" style:font-name="DejaVu Sans Mono" fo:font-size="10pt" fo:font-weight="bold" officeooo:rsid="00269d32" officeooo:paragraph-rsid="00269d32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text-properties fo:color="#168253" style:font-name="DejaVu Sans Mono" fo:font-size="10pt" fo:font-weight="bold" officeooo:rsid="003aa3d5" officeooo:paragraph-rsid="003aa3d5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text-properties fo:color="#168253" style:font-name="DejaVu Sans Mono" fo:font-size="10pt" fo:font-weight="bold" officeooo:rsid="002c9a76" officeooo:paragraph-rsid="002c9a76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text-properties fo:color="#168253" style:font-name="DejaVu Sans Mono" fo:font-size="10pt" fo:font-weight="bold" officeooo:rsid="00292d60" officeooo:paragraph-rsid="0029c8fa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text-properties fo:color="#168253" style:font-name="DejaVu Sans Mono" fo:font-size="10pt" fo:font-weight="bold" officeooo:rsid="001c7570" officeooo:paragraph-rsid="0029c8fa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style:line-height-at-least="0.503cm"/>
      <style:text-properties fo:color="#168253" style:font-name="DejaVu Sans Mono" fo:font-size="10pt" fo:font-weight="bold" officeooo:paragraph-rsid="0029c8fa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text-properties fo:color="#168253" style:font-name="DejaVu Sans Mono" fo:font-size="10pt" fo:font-weight="bold" officeooo:rsid="003740fe" officeooo:paragraph-rsid="003740fe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168253" style:font-name="DejaVu Sans Mono" fo:font-size="10pt" fo:font-weight="bold" officeooo:rsid="00292d60" officeooo:paragraph-rsid="0029c8fa" style:font-size-asian="10pt" style:font-weight-asian="bold" style:font-size-complex="10pt" style:font-weight-complex="bold"/>
    </style:style>
    <style:style style:name="P51" style:family="paragraph" style:parent-style-name="Standard">
      <style:text-properties fo:color="#168253" style:font-name="DejaVu Sans Mono" fo:font-size="10pt" fo:font-weight="bold" officeooo:rsid="00292d60" officeooo:paragraph-rsid="00292d60" style:font-size-asian="10pt" style:font-weight-asian="bold" style:font-size-complex="10pt" style:font-weight-complex="bold"/>
    </style:style>
    <style:style style:name="P52" style:family="paragraph" style:parent-style-name="Standard">
      <style:text-properties fo:color="#168253" fo:font-size="10pt" fo:font-weight="normal" officeooo:rsid="00286f56" officeooo:paragraph-rsid="00286f56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f10d0c" fo:font-weight="bold" officeooo:rsid="00286f56" officeooo:paragraph-rsid="00286f56" fo:background-color="transparent" style:font-weight-asian="bold" style:font-weight-complex="bold"/>
    </style:style>
    <style:style style:name="P54" style:family="paragraph" style:parent-style-name="Standard">
      <style:text-properties fo:font-size="16pt" fo:font-weight="bold" officeooo:rsid="001b1ae5" officeooo:paragraph-rsid="001b1ae5" style:font-size-asian="16pt" style:font-weight-asian="bold" style:font-size-complex="16pt" style:font-weight-complex="bold"/>
    </style:style>
    <style:style style:name="P55" style:family="paragraph" style:parent-style-name="Standard">
      <style:text-properties fo:font-size="16pt" fo:font-weight="bold" officeooo:rsid="001c15ef" officeooo:paragraph-rsid="001c15ef" style:font-size-asian="16pt" style:font-weight-asian="bold" style:font-size-complex="16pt" style:font-weight-complex="bold"/>
    </style:style>
    <style:style style:name="P56" style:family="paragraph" style:parent-style-name="Standard">
      <style:text-properties fo:font-size="16pt" fo:font-weight="bold" officeooo:rsid="00184cae" officeooo:paragraph-rsid="00184cae" style:font-size-asian="16pt" style:font-weight-asian="bold" style:font-size-complex="16pt" style:font-weight-complex="bold"/>
    </style:style>
    <style:style style:name="P57" style:family="paragraph" style:parent-style-name="Standard">
      <style:text-properties fo:font-size="16pt" fo:font-weight="bold" officeooo:rsid="002e094a" officeooo:paragraph-rsid="002e094a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20pt" fo:font-weight="bold" officeooo:rsid="00184cae" officeooo:paragraph-rsid="00184cae" style:font-size-asian="20pt" style:font-weight-asian="bold" style:font-size-complex="20pt" style:font-weight-complex="bold"/>
    </style:style>
    <style:style style:name="P59" style:family="paragraph" style:parent-style-name="Standard">
      <style:text-properties officeooo:rsid="002e094a" officeooo:paragraph-rsid="002e094a"/>
    </style:style>
    <style:style style:name="P60" style:family="paragraph" style:parent-style-name="Standard">
      <style:text-properties style:font-name="Garuda" fo:font-size="11pt" officeooo:rsid="002e094a" officeooo:paragraph-rsid="002e094a" style:font-size-asian="11pt" style:font-size-complex="11pt"/>
    </style:style>
    <style:style style:name="P61" style:family="paragraph" style:parent-style-name="Standard">
      <style:text-properties officeooo:rsid="00351a21" officeooo:paragraph-rsid="00351a21"/>
    </style:style>
    <style:style style:name="P62" style:family="paragraph" style:parent-style-name="Standard">
      <style:text-properties style:font-name="Liberation Sans" fo:font-size="12pt" officeooo:rsid="002e094a" officeooo:paragraph-rsid="002e094a" style:font-size-asian="10.5pt" style:font-size-complex="12pt"/>
    </style:style>
    <style:style style:name="P63" style:family="paragraph" style:parent-style-name="Standard">
      <style:text-properties style:font-name="Liberation Serif" fo:font-size="12pt" officeooo:rsid="002e094a" officeooo:paragraph-rsid="002e094a" style:font-size-asian="10.5pt" style:font-size-complex="12pt"/>
    </style:style>
    <style:style style:name="P64" style:family="paragraph" style:parent-style-name="Standard">
      <style:text-properties style:font-name="Liberation Serif" fo:font-size="12pt" officeooo:rsid="003571c5" officeooo:paragraph-rsid="003571c5" style:font-size-asian="10.5pt" style:font-size-complex="12pt"/>
    </style:style>
    <style:style style:name="P65" style:family="paragraph" style:parent-style-name="Standard">
      <style:text-properties style:font-name="Liberation Serif" fo:font-size="12pt" officeooo:rsid="003740fe" officeooo:paragraph-rsid="003740fe" style:font-size-asian="10.5pt" style:font-size-complex="12pt"/>
    </style:style>
    <style:style style:name="P66" style:family="paragraph" style:parent-style-name="Standard">
      <style:text-properties style:font-name="Liberation Serif" fo:font-size="12pt" officeooo:rsid="00371c49" officeooo:paragraph-rsid="00371c49" style:font-size-asian="10.5pt" style:font-size-complex="12pt"/>
    </style:style>
    <style:style style:name="P67" style:family="paragraph" style:parent-style-name="Standard">
      <style:text-properties style:font-name="Liberation Serif" fo:font-size="12pt" officeooo:rsid="00377f60" officeooo:paragraph-rsid="00377f60" style:font-size-asian="10.5pt" style:font-size-complex="12pt"/>
    </style:style>
    <style:style style:name="P68" style:family="paragraph" style:parent-style-name="Standard">
      <style:text-properties style:font-name="Liberation Serif" fo:font-size="12pt" officeooo:rsid="0037a548" officeooo:paragraph-rsid="0037a548" style:font-size-asian="10.5pt" style:font-size-complex="12pt"/>
    </style:style>
    <style:style style:name="P69" style:family="paragraph" style:parent-style-name="Standard">
      <style:text-properties style:font-name="Liberation Serif" fo:font-size="12pt" officeooo:rsid="00395ff6" officeooo:paragraph-rsid="00395ff6" style:font-size-asian="10.5pt" style:font-size-complex="12pt"/>
    </style:style>
    <style:style style:name="P70" style:family="paragraph" style:parent-style-name="Standard">
      <style:text-properties style:font-name="Liberation Serif" fo:font-size="16pt" fo:font-weight="bold" officeooo:rsid="003571c5" officeooo:paragraph-rsid="003571c5" style:font-size-asian="16pt" style:font-weight-asian="bold" style:font-size-complex="16pt" style:font-weight-complex="bold"/>
    </style:style>
    <style:style style:name="P71" style:family="paragraph" style:parent-style-name="Standard">
      <style:text-properties style:font-name="Liberation Serif" fo:font-size="16pt" fo:font-weight="bold" officeooo:rsid="00377f60" officeooo:paragraph-rsid="00377f60" style:font-size-asian="16pt" style:font-weight-asian="bold" style:font-size-complex="16pt" style:font-weight-complex="bold"/>
    </style:style>
    <style:style style:name="P72" style:family="paragraph" style:parent-style-name="Standard">
      <style:text-properties style:font-name="FreeMono" fo:font-size="13pt" fo:font-weight="bold" officeooo:rsid="00371c49" officeooo:paragraph-rsid="00371c49" style:font-size-asian="13pt" style:font-weight-asian="bold" style:font-size-complex="13pt" style:font-weight-complex="bold"/>
    </style:style>
    <style:style style:name="P73" style:family="paragraph" style:parent-style-name="Standard">
      <style:text-properties fo:color="#158466" style:font-name="DejaVu Sans Mono" fo:font-size="10pt" fo:font-weight="bold" officeooo:rsid="001d18bc" officeooo:paragraph-rsid="00201bb2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style:text-properties fo:color="#158466" style:font-name="DejaVu Sans Mono" fo:font-size="10pt" fo:font-weight="bold" officeooo:rsid="001d18bc" officeooo:paragraph-rsid="001d18bc" fo:background-color="transparent" style:font-size-asian="10pt" style:font-weight-asian="bold" style:font-size-complex="10pt" style:font-weight-complex="bold"/>
    </style:style>
    <style:style style:name="P75" style:family="paragraph" style:parent-style-name="Standard">
      <style:text-properties fo:color="#158466" style:font-name="DejaVu Sans Mono" fo:font-size="10pt" fo:font-weight="bold" officeooo:rsid="00201bb2" officeooo:paragraph-rsid="00201bb2" fo:background-color="transparent" style:font-size-asian="10pt" style:font-weight-asian="bold" style:font-size-complex="10pt" style:font-weight-complex="bold"/>
    </style:style>
    <style:style style:name="P76" style:family="paragraph" style:parent-style-name="Standard">
      <style:text-properties fo:color="#158466" style:font-name="DejaVu Sans Mono" fo:font-size="10pt" fo:font-weight="bold" officeooo:rsid="001c7570" officeooo:paragraph-rsid="001c7570" fo:background-color="transparent" style:font-size-asian="10pt" style:font-weight-asian="bold" style:font-size-complex="10pt" style:font-weight-complex="bold"/>
    </style:style>
    <style:style style:name="P77" style:family="paragraph" style:parent-style-name="Standard">
      <style:paragraph-properties style:line-height-at-least="0.503cm"/>
      <style:text-properties fo:color="#158466" style:font-name="DejaVu Sans Mono" fo:font-size="10pt" fo:font-weight="bold" fo:background-color="transparent" style:font-size-asian="10pt" style:font-weight-asian="bold" style:font-size-complex="10pt" style:font-weight-complex="bold"/>
    </style:style>
    <style:style style:name="P78" style:family="paragraph" style:parent-style-name="Standard">
      <style:paragraph-properties style:line-height-at-least="0.503cm"/>
      <style:text-properties fo:color="#158466" style:font-name="DejaVu Sans Mono" fo:font-size="10pt" fo:font-weight="bold" officeooo:rsid="0029c8fa" officeooo:paragraph-rsid="0029c8fa" fo:background-color="transparent" style:font-size-asian="10pt" style:font-weight-asian="bold" style:font-size-complex="10pt" style:font-weight-complex="bold"/>
    </style:style>
    <style:style style:name="P79" style:family="paragraph" style:parent-style-name="Standard">
      <style:text-properties fo:color="#158466" style:font-name="DejaVu Sans Mono" fo:font-size="10pt" fo:font-weight="bold" officeooo:rsid="001c15ef" officeooo:paragraph-rsid="001c15ef" style:font-size-asian="10pt" style:font-weight-asian="bold" style:font-size-complex="10pt" style:font-weight-complex="bold"/>
    </style:style>
    <style:style style:name="P80" style:family="paragraph" style:parent-style-name="Standard">
      <style:text-properties fo:color="#158466" style:font-name="DejaVu Sans Mono" fo:font-size="10pt" fo:font-weight="bold" officeooo:rsid="001c15ef" officeooo:paragraph-rsid="001c7570" style:font-size-asian="10pt" style:font-weight-asian="bold" style:font-size-complex="10pt" style:font-weight-complex="bold"/>
    </style:style>
    <style:style style:name="P81" style:family="paragraph" style:parent-style-name="Standard">
      <style:text-properties fo:font-size="10pt" officeooo:paragraph-rsid="00201bb2" style:font-size-asian="10pt" style:font-size-complex="10pt"/>
    </style:style>
    <style:style style:name="P82" style:family="paragraph" style:parent-style-name="Standard">
      <style:text-properties fo:font-size="10pt" officeooo:rsid="00292d60" officeooo:paragraph-rsid="00292d60" style:font-size-asian="10pt" style:font-size-complex="10pt"/>
    </style:style>
    <style:style style:name="P83" style:family="paragraph" style:parent-style-name="Standard">
      <style:text-properties fo:font-size="10pt" officeooo:rsid="001c15ef" officeooo:paragraph-rsid="001c15ef" style:font-size-asian="10pt" style:font-size-complex="10pt"/>
    </style:style>
    <style:style style:name="P84" style:family="paragraph" style:parent-style-name="Standard">
      <style:text-properties officeooo:paragraph-rsid="00395ff6"/>
    </style:style>
    <style:style style:name="P85" style:family="paragraph" style:parent-style-name="Standard">
      <style:text-properties style:use-window-font-color="true" style:font-name="Liberation Serif" fo:font-size="12pt" officeooo:paragraph-rsid="00395ff6" style:font-size-asian="10.5pt" style:font-size-complex="12pt"/>
    </style:style>
    <style:style style:name="P86" style:family="paragraph" style:parent-style-name="Standard">
      <style:text-properties style:use-window-font-color="true" style:font-name="Liberation Serif" fo:font-size="12pt" fo:font-weight="normal" officeooo:rsid="003eb26b" officeooo:paragraph-rsid="003eb26b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use-window-font-color="true" style:font-name="Liberation Serif" fo:font-size="12pt" fo:font-weight="normal" officeooo:rsid="004229ce" officeooo:paragraph-rsid="004229ce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use-window-font-color="true" style:font-name="Liberation Serif" fo:font-size="16pt" fo:font-weight="bold" officeooo:rsid="004229ce" officeooo:paragraph-rsid="004229ce" style:font-size-asian="16pt" style:font-weight-asian="bold" style:font-size-complex="16pt" style:font-weight-complex="bold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officeooo:rsid="001c7a55"/>
    </style:style>
    <style:style style:name="T5" style:family="text">
      <style:text-properties officeooo:rsid="001d18bc"/>
    </style:style>
    <style:style style:name="T6" style:family="text">
      <style:text-properties fo:color="#158466" style:font-name="DejaVu Sans Mono" fo:font-weight="bold" officeooo:rsid="001d18bc" fo:background-color="transparent" loext:char-shading-value="0" style:font-weight-asian="bold" style:font-weight-complex="bold"/>
    </style:style>
    <style:style style:name="T7" style:family="text">
      <style:text-properties fo:color="#158466" style:font-name="DejaVu Sans Mono" fo:font-weight="bold" officeooo:rsid="00201bb2" fo:background-color="transparent" loext:char-shading-value="0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f615f" style:font-weight-asian="bold" style:font-weight-complex="bold"/>
    </style:style>
    <style:style style:name="T10" style:family="text">
      <style:text-properties fo:color="#ff0000" fo:font-weight="bold" officeooo:rsid="00201bb2" fo:background-color="transparent" loext:char-shading-value="0" style:font-weight-asian="bold" style:font-weight-complex="bold"/>
    </style:style>
    <style:style style:name="T11" style:family="text">
      <style:text-properties officeooo:rsid="00201bb2"/>
    </style:style>
    <style:style style:name="T12" style:family="text">
      <style:text-properties style:use-window-font-color="true" officeooo:rsid="00201bb2" fo:background-color="transparent" loext:char-shading-value="0"/>
    </style:style>
    <style:style style:name="T13" style:family="text">
      <style:text-properties style:use-window-font-color="true" style:font-name="Liberation Serif" fo:font-weight="normal" style:font-weight-asian="normal" style:font-weight-complex="normal"/>
    </style:style>
    <style:style style:name="T14" style:family="text">
      <style:text-properties style:use-window-font-color="true" style:font-name="Liberation Serif" fo:font-weight="normal" officeooo:rsid="0029c8fa" style:font-weight-asian="normal" style:font-weight-complex="normal"/>
    </style:style>
    <style:style style:name="T15" style:family="text">
      <style:text-properties officeooo:rsid="002384c6"/>
    </style:style>
    <style:style style:name="T16" style:family="text">
      <style:text-properties officeooo:rsid="002420d1"/>
    </style:style>
    <style:style style:name="T17" style:family="text">
      <style:text-properties officeooo:rsid="00247a81"/>
    </style:style>
    <style:style style:name="T18" style:family="text">
      <style:text-properties fo:font-weight="bold" officeooo:rsid="0025e893" style:font-weight-asian="bold" style:font-weight-complex="bold"/>
    </style:style>
    <style:style style:name="T19" style:family="text">
      <style:text-properties fo:font-weight="bold" officeooo:rsid="00269d32" fo:background-color="transparent" loext:char-shading-value="0" style:font-weight-asian="bold" style:font-weight-complex="bold"/>
    </style:style>
    <style:style style:name="T20" style:family="text">
      <style:text-properties fo:color="#f10d0c" fo:font-weight="bold" style:font-weight-asian="bold" style:font-weight-complex="bold"/>
    </style:style>
    <style:style style:name="T21" style:family="text">
      <style:text-properties fo:color="#f10d0c" fo:font-weight="bold" officeooo:rsid="0025e893" style:font-weight-asian="bold" style:font-weight-complex="bold"/>
    </style:style>
    <style:style style:name="T22" style:family="text">
      <style:text-properties fo:color="#f10d0c" fo:font-weight="bold" officeooo:rsid="00196765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5e893" style:font-weight-asian="normal" style:font-weight-complex="normal"/>
    </style:style>
    <style:style style:name="T25" style:family="text">
      <style:text-properties fo:font-weight="normal" officeooo:rsid="00344a0e" style:font-weight-asian="normal" style:font-weight-complex="normal"/>
    </style:style>
    <style:style style:name="T26" style:family="text">
      <style:text-properties officeooo:rsid="00292d60"/>
    </style:style>
    <style:style style:name="T27" style:family="text">
      <style:text-properties officeooo:rsid="0029c8fa"/>
    </style:style>
    <style:style style:name="T28" style:family="text">
      <style:text-properties style:font-name="Liberation Serif"/>
    </style:style>
    <style:style style:name="T29" style:family="text">
      <style:text-properties fo:background-color="#ffa6a6" loext:char-shading-value="0"/>
    </style:style>
    <style:style style:name="T30" style:family="text">
      <style:text-properties officeooo:rsid="0029c8fa" fo:background-color="#ffa6a6" loext:char-shading-value="0"/>
    </style:style>
    <style:style style:name="T31" style:family="text">
      <style:text-properties officeooo:rsid="002b8794" fo:background-color="#ffa6a6" loext:char-shading-value="0"/>
    </style:style>
    <style:style style:name="T32" style:family="text">
      <style:text-properties officeooo:rsid="002b8794"/>
    </style:style>
    <style:style style:name="T33" style:family="text">
      <style:text-properties officeooo:rsid="002d2162"/>
    </style:style>
    <style:style style:name="T34" style:family="text">
      <style:text-properties officeooo:rsid="002e3a89"/>
    </style:style>
    <style:style style:name="T35" style:family="text">
      <style:text-properties officeooo:rsid="00351a21"/>
    </style:style>
    <style:style style:name="T36" style:family="text">
      <style:text-properties officeooo:rsid="00362fec"/>
    </style:style>
    <style:style style:name="T37" style:family="text">
      <style:text-properties officeooo:rsid="003740fe"/>
    </style:style>
    <style:style style:name="T38" style:family="text">
      <style:text-properties officeooo:rsid="00377f60"/>
    </style:style>
    <style:style style:name="T39" style:family="text">
      <style:text-properties officeooo:rsid="0037a548"/>
    </style:style>
    <style:style style:name="T40" style:family="text">
      <style:text-properties officeooo:rsid="003aa3d5"/>
    </style:style>
    <style:style style:name="T41" style:family="text">
      <style:text-properties fo:color="#168253" style:font-name="DejaVu Sans Mono" fo:font-size="10pt" fo:font-weight="bold" officeooo:rsid="00269d32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color="#168253" style:font-name="DejaVu Sans Mono" fo:font-size="10pt" fo:font-weight="bold" officeooo:rsid="003aa3d5" fo:background-color="#ffa6a6" loext:char-shading-value="0" style:font-size-asian="10pt" style:font-weight-asian="bold" style:font-size-complex="10pt" style:font-weight-complex="bold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269d32" fo:background-color="transparent" loext:char-shading-value="0"/>
    </style:style>
    <style:style style:name="T45" style:family="text">
      <style:text-properties officeooo:rsid="004241eb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Django <text:span text:style-name="T2">with Net Ninja</text:span></text:p>
      <text:p text:style-name="P1"/>
      <text:p text:style-name="P1"/>
      <text:p text:style-name="P54">video 1</text:p>
      <text:p text:style-name="P5"/>
      <text:p text:style-name="P5">Intro to Django and summary of <text:span text:style-name="T28">what I coming</text:span></text:p>
      <text:p text:style-name="P5"/>
      <text:p text:style-name="P5"/>
      <text:p text:style-name="P5"/>
      <text:p text:style-name="P54">video 2</text:p>
      <text:p text:style-name="P5"/>
      <text:p text:style-name="P5">Deals with installing Django and a brief description of some files and <text:span text:style-name="T8">manage.py</text:span></text:p>
      <text:p text:style-name="P5"/>
      <text:p text:style-name="P5"/>
      <text:p text:style-name="P5"/>
      <text:p text:style-name="P55">video 3 <text:s/>URLs and Views</text:p>
      <text:p text:style-name="P6"/>
      <text:p text:style-name="P6">The system for defining urls has changed since the video was made which caused some confusion.</text:p>
      <text:p text:style-name="P6">Setting up the urls in the video looks like this</text:p>
      <text:p text:style-name="P6"/>
      <text:p text:style-name="P51">from django.conf.urls import url</text:p>
      <text:p text:style-name="P51">from django.contrib import admin</text:p>
      <text:p text:style-name="P51">from .import views<text:span text:style-name="T28"> </text:span><text:span text:style-name="T13"><text:s text:c="7"/></text:span><text:span text:style-name="T14">&lt;-see below</text:span></text:p>
      <text:p text:style-name="P82"/>
      <text:p text:style-name="P83"/>
      <text:p text:style-name="P79">urlpatterns = [</text:p>
      <text:p text:style-name="P79"><text:tab/>url(r’^admin/’,admin.site.urls),</text:p>
      <text:p text:style-name="P80"><text:tab/>url(r’^a<text:span text:style-name="T3">bout</text:span>/<text:span text:style-name="T3">$</text:span>’,<text:span text:style-name="T4">views.about</text:span>),</text:p>
      <text:p text:style-name="P80"><text:tab/>url(r’^<text:span text:style-name="T3">$</text:span>’,<text:span text:style-name="T4">views.homepage</text:span>),</text:p>
      <text:p text:style-name="P7"/>
      <text:p text:style-name="P8">In reality it sets up like this</text:p>
      <text:p text:style-name="P8"/>
      <text:p text:style-name="P76">urlpatterns = [</text:p>
      <text:p text:style-name="P77"><text:tab/>path('admin/',admin.site.urls),</text:p>
      <text:p text:style-name="P77"><text:tab/>path('about/',views.about),</text:p>
      <text:p text:style-name="P77"><text:tab/>path('',views.homepage),</text:p>
      <text:p text:style-name="P78">]</text:p>
      <text:p text:style-name="P9"/>
      <text:p text:style-name="P10"/>
      <text:p text:style-name="P10"/>
      <text:p text:style-name="P11">Next we create the <text:span text:style-name="T8">views.</text:span><text:span text:style-name="T9">py</text:span> file <text:span text:style-name="T5">with the following</text:span></text:p>
      <text:p text:style-name="P11"/>
      <text:p text:style-name="P74">from django.http import HttpResponse</text:p>
      <text:p text:style-name="P74"/>
      <text:p text:style-name="P74">def homepage(request):</text:p>
      <text:p text:style-name="P74"><text:tab/>return HttpResponse(‘homepage’)</text:p>
      <text:p text:style-name="P74"/>
      <text:p text:style-name="P74">def about(request):</text:p>
      <text:p text:style-name="P74"><text:tab/>return HttpResponse(‘about’)</text:p>
      <text:p text:style-name="P10"/>
      <text:p text:style-name="P13">The <text:span text:style-name="T8">views.</text:span><text:span text:style-name="T9">py</text:span> file needs to be accessed from the <text:span text:style-name="T8">urls.</text:span><text:span text:style-name="T9">py</text:span> file so an import line needs to be added to the urls file as such</text:p>
      <text:p text:style-name="P13"/>
      <text:p text:style-name="P74"><text:soft-page-break/>from.import views</text:p>
      <text:p text:style-name="P13"/>
      <text:p text:style-name="P13"><text:span text:style-name="T26">T</text:span>he dot between <text:span text:style-name="T20">from</text:span> and <text:span text:style-name="T20">import</text:span> just signifys that <text:span text:style-name="T8">views.</text:span><text:span text:style-name="T9">py</text:span> is in the same folder as <text:span text:style-name="T8">urls.</text:span><text:span text:style-name="T9">py</text:span></text:p>
      <text:p text:style-name="P13"/>
      <text:p text:style-name="P13"/>
      <text:p text:style-name="P13"/>
      <text:p text:style-name="P13"/>
      <text:p text:style-name="P36">video4 HTML Templates</text:p>
      <text:p text:style-name="P14"/>
      <text:p text:style-name="P14">Create a <text:span text:style-name="T9">t</text:span><text:span text:style-name="T8">emplates</text:span> folder directly beneath the main project folder. Inside the <text:span text:style-name="T8">templates</text:span> folder create a <text:s text:c="2"/><text:span text:style-name="T8">homepage.html</text:span> <text:s text:c="2"/>file and an <text:s text:c="2"/><text:span text:style-name="T8">about.html</text:span> <text:s text:c="2"/>file.</text:p>
      <text:p text:style-name="P14"/>
      <text:p text:style-name="P14"/>
      <text:p text:style-name="P40"><text:span text:style-name="T12">Now we have templates, we need to make the following changes the to </text:span><text:span text:style-name="T10">views.py</text:span></text:p>
      <text:p text:style-name="P15">add</text:p>
      <text:p text:style-name="P15"/>
      <text:p text:style-name="P75">from django.shortcuts import render</text:p>
      <text:p text:style-name="P15"/>
      <text:p text:style-name="P15">and modify the two functions to</text:p>
      <text:p text:style-name="P15"/>
      <text:p text:style-name="P73">def homepage(request):</text:p>
      <text:p text:style-name="P81"><text:span text:style-name="T6"><text:tab/>return </text:span><text:span text:style-name="T7">render</text:span><text:span text:style-name="T6">(</text:span><text:span text:style-name="T7">request,</text:span><text:span text:style-name="T6">‘homepage.</text:span><text:span text:style-name="T7">html</text:span><text:span text:style-name="T6">’)</text:span></text:p>
      <text:p text:style-name="P73"/>
      <text:p text:style-name="P73">def about(request):</text:p>
      <text:p text:style-name="P73"><text:tab/>return <text:span text:style-name="T11">render</text:span>(<text:span text:style-name="T11">request,</text:span>‘about.<text:span text:style-name="T11">html</text:span>’)</text:p>
      <text:p text:style-name="P12"/>
      <text:p text:style-name="P16">In order for the template files to be found, the templates folder must be registered in the <text:span text:style-name="T8">settings.py</text:span> file in the templates section and replace</text:p>
      <text:p text:style-name="P16">‘DIRS’:[], <text:s text:c="13"/>with</text:p>
      <text:p text:style-name="P16">‘DIRS’:[templates],</text:p>
      <text:p text:style-name="P16"/>
      <text:p text:style-name="P16"/>
      <text:p text:style-name="P16"/>
      <text:p text:style-name="P16"/>
      <text:p text:style-name="P37">video5 Django apps</text:p>
      <text:p text:style-name="P16"/>
      <text:p text:style-name="P17">Explains the concept of apps such that my lower level <text:span text:style-name="T8">my_django_site</text:span> folder is in effect one app under the main <text:span text:style-name="T8">my_django_site</text:span> folder and other apps can be created alongside with their own sets of files and <text:span text:style-name="T8">templates</text:span> folder. Examples would be articles app and accounts app.</text:p>
      <text:p text:style-name="P17"/>
      <text:p text:style-name="P17">To create an articles app go to terminal, <text:span text:style-name="T15">get to the main project level</text:span> and enter</text:p>
      <text:p text:style-name="P17"/>
      <text:p text:style-name="P27">$ python manage.py startapp articles</text:p>
      <text:p text:style-name="P12"/>
      <text:p text:style-name="P18">This creates an app folder called articles containig a set of files and a migrations folder at the same level as my_django_site. <text:span text:style-name="T16">One thing </text:span><text:span text:style-name="T17">the new app folder does not have is a urls.py file</text:span></text:p>
      <text:p text:style-name="P18"/>
      <text:p text:style-name="P19">Create a <text:span text:style-name="T20">urls.py</text:span> file and copy from the main <text:span text:style-name="T20">urls.py</text:span> file. We can get rid of the admin import and replace the existing ones with a single url path for a homepage for the articles which we will call <text:span text:style-name="T20">views.article_list</text:span><text:span text:style-name="T23">.</text:span></text:p>
      <text:p text:style-name="P32"/>
      <text:p text:style-name="P20"><text:soft-page-break/><text:span text:style-name="T23">Next </text:span><text:span text:style-name="T24">create a </text:span><text:span text:style-name="T21">templates</text:span><text:span text:style-name="T18"> </text:span><text:span text:style-name="T24">folder within the application folder (</text:span><text:span text:style-name="T21">articles</text:span><text:span text:style-name="T24">) and inside this </text:span><text:span text:style-name="T21">templates</text:span><text:span text:style-name="T24"> folder create a folder called </text:span><text:span text:style-name="T21">articles</text:span><text:span text:style-name="T24"> where the actual template files will live. This avoids confusion over which templates folder we are looking at.</text:span></text:p>
      <text:p text:style-name="P33"/>
      <text:p text:style-name="P21"><text:span text:style-name="T24">C</text:span><text:span text:style-name="T23">reate the first template which we will call </text:span><text:span text:style-name="T20">article_list.html</text:span></text:p>
      <text:p text:style-name="P33"/>
      <text:p text:style-name="P20"><text:span text:style-name="T24">Then </text:span><text:span text:style-name="T23">go to </text:span><text:span text:style-name="T20">views.py</text:span><text:span text:style-name="T23"> </text:span><text:span text:style-name="T24">and repeat video4 procedure.</text:span></text:p>
      <text:p text:style-name="P33"/>
      <text:p text:style-name="P43">def article_list(request):</text:p>
      <text:p text:style-name="P43"><text:tab/>return render(request,’articles/article_list.html’)</text:p>
      <text:p text:style-name="P12"/>
      <text:p text:style-name="P22">Our new app must be registered in the settings file in the INSTALLED_APPS section by going to the bottom of the list and adding</text:p>
      <text:p text:style-name="P22"/>
      <text:p text:style-name="P53">‘articles’</text:p>
      <text:p text:style-name="P28"/>
      <text:p text:style-name="P29">In order for the urls in the articles folder to be found we have to include the articles.urls file in the main urls.py file in the root <text:span text:style-name="T27">thus</text:span></text:p>
      <text:p text:style-name="P28"/>
      <text:p text:style-name="P50">from django.conf.urls import url<text:span text:style-name="T29">,</text:span><text:span text:style-name="T30">include</text:span></text:p>
      <text:p text:style-name="P50">from django.contrib import admin</text:p>
      <text:p text:style-name="P46">from .import views</text:p>
      <text:p text:style-name="P52"/>
      <text:p text:style-name="P47">urlpatterns = [</text:p>
      <text:p text:style-name="P48"><text:tab/>path('admin/',<text:span text:style-name="T32">admin.site.urls</text:span>),</text:p>
      <text:p text:style-name="P48"><text:tab/><text:span text:style-name="T29">path('a</text:span><text:span text:style-name="T30">rticles</text:span><text:span text:style-name="T29">/',</text:span><text:span text:style-name="T31">include(‘articles.urls’)</text:span><text:span text:style-name="T29">),</text:span></text:p>
      <text:p text:style-name="P48"><text:tab/>path('about/',views.about),</text:p>
      <text:p text:style-name="P48"><text:tab/>path('',views.homepage),</text:p>
      <text:p text:style-name="P41">]</text:p>
      <text:p text:style-name="P30"/>
      <text:p text:style-name="P30"/>
      <text:p text:style-name="P30"/>
      <text:p text:style-name="P38">video6 <text:s/>Django models</text:p>
      <text:p text:style-name="P31"/>
      <text:p text:style-name="P34">A model is a Class which represents a table in a database</text:p>
      <text:p text:style-name="P34"/>
      <text:p text:style-name="P35">In the <text:span text:style-name="T20">articles</text:span> folder open <text:span text:style-name="T20">models.py.</text:span></text:p>
      <text:p text:style-name="P35"/>
      <text:p text:style-name="P35">Create a class</text:p>
      <text:p text:style-name="P35"/>
      <text:p text:style-name="P45">class Article(models.Model):</text:p>
      <text:p text:style-name="P45"><text:tab/>title <text:span text:style-name="T33">= models.CharField(max_length=100)</text:span></text:p>
      <text:p text:style-name="P45"><text:tab/>slug <text:span text:style-name="T33">= models.SlugField()</text:span></text:p>
      <text:p text:style-name="P45"><text:tab/>body <text:span text:style-name="T33">= models.TextField()</text:span></text:p>
      <text:p text:style-name="P45"><text:tab/>date <text:span text:style-name="T33">= model.DateTimeField(auto_now_add=True)</text:span></text:p>
      <text:p text:style-name="P45"><text:tab/><text:span text:style-name="T29">#add in thumbnail later</text:span></text:p>
      <text:p text:style-name="P45"><text:tab/><text:span text:style-name="T29">#add in author later</text:span></text:p>
      <text:p text:style-name="P39"/>
      <text:p text:style-name="P12"/>
      <text:p text:style-name="P12"/>
      <text:p text:style-name="P56">video 7 <text:span text:style-name="T34">Migration</text:span></text:p>
      <text:p text:style-name="P1"/>
      <text:p text:style-name="P1">Concerns taking a model (created in video 6) and migrating it to a database</text:p>
      <text:p text:style-name="P1"/>
      <text:p text:style-name="P1"><text:soft-page-break/>First make a migrations file that keeps track of the changes made to a model</text:p>
      <text:p text:style-name="P1"/>
      <text:p text:style-name="P25">$ python manage.py makemigrations</text:p>
      <text:p text:style-name="P1"/>
      <text:p text:style-name="P1">The new file is created in the <text:span text:style-name="T20">articles/migrations</text:span> folder. <text:span text:style-name="T1">We now want to mirror this to a database table called <text:s/></text:span><text:span text:style-name="T22">articles</text:span><text:span text:style-name="T1">.</text:span></text:p>
      <text:p text:style-name="P1"/>
      <text:p text:style-name="P23">$ python manage.py migrate</text:p>
      <text:p text:style-name="P2"/>
      <text:p text:style-name="P4">Whenever we make or change a model we need to run the 2 lines above</text:p>
      <text:p text:style-name="P4"/>
      <text:p text:style-name="P26">$ python manage.py makemigrations</text:p>
      <text:p text:style-name="P24">$ python manage.py migrate </text:p>
      <text:p text:style-name="P3"/>
      <text:p text:style-name="P3"/>
      <text:p text:style-name="P3"/>
      <text:p text:style-name="P57">video 8 <text:span text:style-name="T34">Django ORM </text:span><text:span text:style-name="T35">(Object Relational Mapper)</text:span></text:p>
      <text:p text:style-name="P59"/>
      <text:p text:style-name="P59"/>
      <text:p text:style-name="P61">This video covers using python to interact between the models and the database</text:p>
      <text:p text:style-name="P59"/>
      <text:p text:style-name="P60">(django_env) <text:a xlink:type="simple" xlink:href="mailto:nigel@nigel-SATELLITE-PRO-C50-A-1E6" text:style-name="Internet_20_link" text:visited-style-name="Visited_20_Internet_20_Link"><text:span text:style-name="T23">nigel@nigel-SATELLITE-PRO-C50-A-1E6</text:span></text:a><text:span text:style-name="T23">:~/Docu <text:s/>------ </text:span><text:span text:style-name="T25">$</text:span> python manage.py shell</text:p>
      <text:p text:style-name="P60">Python 3.8.10 (default, Sep 28 2021, 16:10:42) </text:p>
      <text:p text:style-name="P60">[GCC 9.3.0] on linux</text:p>
      <text:p text:style-name="P60">Type "help", "copyright", "credits" or "license" for more information.</text:p>
      <text:p text:style-name="P60">(InteractiveConsole)</text:p>
      <text:p text:style-name="P60">&gt;&gt;&gt; from articles.models import Article</text:p>
      <text:p text:style-name="P60">&gt;&gt;&gt; Article</text:p>
      <text:p text:style-name="P60">&lt;class 'articles.models.Article'&gt;</text:p>
      <text:p text:style-name="P60">&gt;&gt;&gt; Article.objects.all()</text:p>
      <text:p text:style-name="P60">&lt;QuerySet []&gt;</text:p>
      <text:p text:style-name="P60">&gt;&gt;&gt; article = Article()</text:p>
      <text:p text:style-name="P60">&gt;&gt;&gt; article</text:p>
      <text:p text:style-name="P60">&lt;Article: Article object (None)&gt;</text:p>
      <text:p text:style-name="P60">&gt;&gt;&gt; article.title = "hello world"</text:p>
      <text:p text:style-name="P60">&gt;&gt;&gt; article</text:p>
      <text:p text:style-name="P60">&lt;Article: Article object (None)&gt;</text:p>
      <text:p text:style-name="P60">&gt;&gt;&gt; article.title</text:p>
      <text:p text:style-name="P60">'hello world'</text:p>
      <text:p text:style-name="P60">&gt;&gt;&gt; article.save()</text:p>
      <text:p text:style-name="P60">&gt;&gt;&gt; Article.object.all()</text:p>
      <text:p text:style-name="P60">Traceback (most recent call last):</text:p>
      <text:p text:style-name="P60"><text:soft-page-break/><text:s text:c="2"/>File "&lt;console&gt;", line 1, in &lt;module&gt;</text:p>
      <text:p text:style-name="P60">AttributeError: type object 'Article' has no attribute 'object'</text:p>
      <text:p text:style-name="P60">&gt;&gt;&gt; Article.objects.all()</text:p>
      <text:p text:style-name="P60">&lt;QuerySet [&lt;Article: Article object (1)&gt;]&gt;</text:p>
      <text:p text:style-name="P60">&gt;&gt;&gt; Article.objects.all()[0].title</text:p>
      <text:p text:style-name="P60">'hello world'</text:p>
      <text:p text:style-name="P60">&gt;&gt;&gt; </text:p>
      <text:p text:style-name="P60">[1]+ <text:s/>Stopped <text:s text:c="16"/>python manage.py shell</text:p>
      <text:p text:style-name="P60">(django_env) <text:a xlink:type="simple" xlink:href="mailto:nigel@nigel-SATELLITE-PRO-C50-A-1E6" text:style-name="Internet_20_link" text:visited-style-name="Visited_20_Internet_20_Link">nigel@nigel-SATELLITE-PRO-C50-A-1E6</text:a>:~/Docu ----- $ python manage.py shell</text:p>
      <text:p text:style-name="P60">Python 3.8.10 (default, Sep 28 2021, 16:10:42) </text:p>
      <text:p text:style-name="P60">[GCC 9.3.0] on linux</text:p>
      <text:p text:style-name="P60">Type "help", "copyright", "credits" or "license" for more information.</text:p>
      <text:p text:style-name="P60">(InteractiveConsole)</text:p>
      <text:p text:style-name="P60">&gt;&gt;&gt; from articles.models import Article</text:p>
      <text:p text:style-name="P60">&gt;&gt;&gt; Article.objects.all()</text:p>
      <text:p text:style-name="P60">&lt;QuerySet [&lt;Article: hello world&gt;]&gt;</text:p>
      <text:p text:style-name="P60">&gt;&gt;&gt; article2 = Article()</text:p>
      <text:p text:style-name="P60">&gt;&gt;&gt; article2.title = "Django Rules"</text:p>
      <text:p text:style-name="P60">&gt;&gt;&gt; article2.save()</text:p>
      <text:p text:style-name="P60">&gt;&gt;&gt; Article.objects.all()</text:p>
      <text:p text:style-name="P60">&lt;QuerySet [&lt;Article: hello world&gt;, &lt;Article: Django Rules&gt;]&gt;</text:p>
      <text:p text:style-name="P60">&gt;&gt;&gt; </text:p>
      <text:p text:style-name="P62"/>
      <text:p text:style-name="P63"/>
      <text:p text:style-name="P63"/>
      <text:p text:style-name="P63"/>
      <text:p text:style-name="P70">video 9 Django Admin</text:p>
      <text:p text:style-name="P64">password = <text:span text:style-name="T36">M</text:span>ypassword1</text:p>
      <text:p text:style-name="P64"/>
      <text:p text:style-name="P65">CMS = Content Management System</text:p>
      <text:p text:style-name="P64"/>
      <text:p text:style-name="P64"/>
      <text:p text:style-name="P66">Starts by running the server, going to the webpage and setting admin/ which will display the admin page.</text:p>
      <text:p text:style-name="P66">Into the terminal and ctrl C to exit.</text:p>
      <text:p text:style-name="P66"/>
      <text:p text:style-name="P72"><text:span text:style-name="T39">$ </text:span>python manage.py createsuperuser</text:p>
      <text:p text:style-name="P66"/>
      <text:p text:style-name="P66"><text:span text:style-name="T37">G</text:span>o through name, email (not required) and password (see above)</text:p>
      <text:p text:style-name="P65">Run server, back to the webpage and log in.</text:p>
      <text:p text:style-name="P65"/>
      <text:p text:style-name="P65"><text:soft-page-break/>Displays Groups and Users, but we want our models to be displayed as well, so we must register them.</text:p>
      <text:p text:style-name="P65"/>
      <text:p text:style-name="P65">To do this, open <text:span text:style-name="T20">articles/admin.py</text:span> and add the following</text:p>
      <text:p text:style-name="P65"/>
      <text:p text:style-name="P49">from .models import Article</text:p>
      <text:p text:style-name="P49"/>
      <text:p text:style-name="P49">admin.site.register<text:span text:style-name="T38">(Article)</text:span></text:p>
      <text:p text:style-name="P65"/>
      <text:p text:style-name="P67">Now when we run server we will see articles added to the admin page.</text:p>
      <text:p text:style-name="P67">By selecting one of the articles we can enter and change data in the data fields. We can also add a new article.</text:p>
      <text:p text:style-name="P67"/>
      <text:p text:style-name="P67"/>
      <text:p text:style-name="P67"/>
      <text:p text:style-name="P71">video 10 Template Tags</text:p>
      <text:p text:style-name="P67"/>
      <text:p text:style-name="P67"/>
      <text:p text:style-name="P68">Now we want to arrange for our articles to be listed on the articles page.</text:p>
      <text:p text:style-name="P68"/>
      <text:p text:style-name="P69">First go to the articles/views.py file and import the Article <text:span text:style-name="T40">class then add to the article_list function as below.</text:span></text:p>
      <text:p text:style-name="P65"/>
      <text:p text:style-name="P65"/>
      <text:p text:style-name="P42">def article_list(request):</text:p>
      <text:p text:style-name="P44"><text:tab/><text:span text:style-name="T29">articles = Article.objects.all().order_by(“date”)</text:span></text:p>
      <text:p text:style-name="P84"><text:span text:style-name="T41"><text:tab/>return render(request,’articles/article_list.html’</text:span><text:span text:style-name="T42">{“articles:articles}</text:span><text:span text:style-name="T41">)</text:span></text:p>
      <text:p text:style-name="P85"><text:span text:style-name="T19"/></text:p>
      <text:p text:style-name="P86"><text:span text:style-name="T44">T</text:span><text:span text:style-name="T43">his instantiates articles in the Article class The order_by at the end is an option, in this case to order by date.</text:span></text:p>
      <text:p text:style-name="P86"><text:span text:style-name="T43"/></text:p>
      <text:p text:style-name="P86"><text:span text:style-name="T43">Next open articles_list.html</text:span></text:p>
      <text:p text:style-name="P86"><text:span text:style-name="T43"/></text:p>
      <text:p text:style-name="P86"><text:span text:style-name="T43"/></text:p>
      <text:p text:style-name="P88"><text:span text:style-name="T43">video 11 Model Methods</text:span></text:p>
      <text:p text:style-name="P87"><text:span text:style-name="T43"/></text:p>
      <text:p text:style-name="P87"><text:span text:style-name="T43">Creates a function in articles/models.py called “snippets” to show th first n characters of the text in the articles list and add a row of continuation dots</text:span></text:p>
      <text:p text:style-name="P87"><text:span text:style-name="T43"/></text:p>
      <text:p text:style-name="P87"><text:span text:style-name="T43"/></text:p>
      <text:p text:style-name="P87"><text:span text:style-name="T43"/></text:p>
      <text:p text:style-name="P88"><text:span text:style-name="T43">video 12 </text:span><text:span text:style-name="T45">Static Files and Images</text:span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5"/></text:p>
      <text:p text:style-name="P87"><text:span text:style-name="T43"/></text:p>
      <text:p text:style-name="P87"><text:span text:style-name="T4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1-08T20:22:48.845491245</dc:date>
    <meta:editing-duration>PT1H7M12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6" meta:paragraph-count="156" meta:word-count="1075" meta:character-count="7266" meta:non-whitespace-character-count="6268"/>
  </office:meta>
</office:document-meta>
</file>